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0.8728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0839in"/>
    </style:style>
    <style:style style:name="co6" style:family="table-column">
      <style:table-column-properties fo:break-before="auto" style:column-width="0.4591in"/>
    </style:style>
    <style:style style:name="co7" style:family="table-column">
      <style:table-column-properties fo:break-before="auto" style:column-width="1.81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40400000, 2K @0x01000000, 4K @0x01004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077936128" calcext:value-type="float">
            <text:p>1077936128</text:p>
          </table:table-cell>
          <table:table-cell table:style-name="ce14" office:value-type="string" calcext:value-type="string">
            <text:p>0x404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1077944320" calcext:value-type="float">
            <text:p>1077944320</text:p>
          </table:table-cell>
          <table:table-cell table:style-name="ce25" table:formula="of:=CONCATENATE(&quot;0x&quot;;DEC2HEX([.C7]))" office:value-type="string" office:string-value="0x40402000" calcext:value-type="string">
            <text:p>0x404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1077946368" calcext:value-type="float">
            <text:p>1077946368</text:p>
          </table:table-cell>
          <table:table-cell table:style-name="ce25" table:formula="of:=CONCATENATE(&quot;0x&quot;;DEC2HEX([.C8]))" office:value-type="string" office:string-value="0x40402800" calcext:value-type="string">
            <text:p>0x404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1077948416" calcext:value-type="float">
            <text:p>1077948416</text:p>
          </table:table-cell>
          <table:table-cell table:style-name="ce25" table:formula="of:=CONCATENATE(&quot;0x&quot;;DEC2HEX([.C9]))" office:value-type="string" office:string-value="0x40403000" calcext:value-type="string">
            <text:p>0x404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1077952512" calcext:value-type="float">
            <text:p>1077952512</text:p>
          </table:table-cell>
          <table:table-cell table:style-name="ce25" table:formula="of:=CONCATENATE(&quot;0x&quot;;DEC2HEX([.C10]))" office:value-type="string" office:string-value="0x40404000" calcext:value-type="string">
            <text:p>0x404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1077960704" calcext:value-type="float">
            <text:p>1077960704</text:p>
          </table:table-cell>
          <table:table-cell table:style-name="ce25" table:formula="of:=CONCATENATE(&quot;0x&quot;;DEC2HEX([.C11]))" office:value-type="string" office:string-value="0x40406000" calcext:value-type="string">
            <text:p>0x404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1077968896" calcext:value-type="float">
            <text:p>1077968896</text:p>
          </table:table-cell>
          <table:table-cell table:style-name="ce25" table:formula="of:=CONCATENATE(&quot;0x&quot;;DEC2HEX([.C12]))" office:value-type="string" office:string-value="0x40408000" calcext:value-type="string">
            <text:p>0x404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 DATA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HEX2DEC(SUBSTITUTE([.D16];&quot;0x&quot;;&quot;&quot;))" office:value-type="float" office:value="16777216" calcext:value-type="float">
            <text:p>16777216</text:p>
          </table:table-cell>
          <table:table-cell table:style-name="ce14" office:value-type="string" calcext:value-type="string">
            <text:p>0x01000000</text:p>
          </table:table-cell>
          <table:table-cell table:style-name="ce25"/>
          <table:table-cell table:style-name="ce32"/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16]+[.B16]*1024" office:value-type="float" office:value="16779264" calcext:value-type="float">
            <text:p>16779264</text:p>
          </table:table-cell>
          <table:table-cell table:style-name="ce25" table:formula="of:=CONCATENATE(&quot;0x0&quot;;DEC2HEX([.C17]))" office:value-type="string" office:string-value="0x01000800" calcext:value-type="string">
            <text:p>0x01000800</text:p>
          </table:table-cell>
          <table:table-cell table:style-name="ce25"/>
          <table:table-cell table:style-name="ce32"/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7]+[.B17]*1024" office:value-type="float" office:value="16781312" calcext:value-type="float">
            <text:p>16781312</text:p>
          </table:table-cell>
          <table:table-cell table:style-name="ce25" table:formula="of:=CONCATENATE(&quot;0x0&quot;;DEC2HEX([.C18]))" office:value-type="string" office:string-value="0x01001000" calcext:value-type="string">
            <text:p>0x01001000</text:p>
          </table:table-cell>
          <table:table-cell table:style-name="ce25"/>
          <table:table-cell table:style-name="ce32"/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8]+[.B18]*1024" office:value-type="float" office:value="16785408" calcext:value-type="float">
            <text:p>16785408</text:p>
          </table:table-cell>
          <table:table-cell table:style-name="ce25" table:formula="of:=CONCATENATE(&quot;0x0&quot;;DEC2HEX([.C19]))" office:value-type="string" office:string-value="0x01002000" calcext:value-type="string">
            <text:p>0x01002000</text:p>
          </table:table-cell>
          <table:table-cell table:style-name="ce25"/>
          <table:table-cell table:style-name="ce32"/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9]+[.B19]*1024" office:value-type="float" office:value="16789504" calcext:value-type="float">
            <text:p>16789504</text:p>
          </table:table-cell>
          <table:table-cell table:style-name="ce25" table:formula="of:=CONCATENATE(&quot;0x0&quot;;DEC2HEX([.C20]))" office:value-type="string" office:string-value="0x01003000" calcext:value-type="string">
            <text:p>0x01003000</text:p>
          </table:table-cell>
          <table:table-cell table:style-name="ce25"/>
          <table:table-cell table:style-name="ce32"/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MULTIZONE CODE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0]+[.B20]*1024" office:value-type="float" office:value="16793600" calcext:value-type="float">
            <text:p>16793600</text:p>
          </table:table-cell>
          <table:table-cell table:style-name="ce25" table:formula="of:=CONCATENATE(&quot;0x0&quot;;DEC2HEX([.C21]))" office:value-type="string" office:string-value="0x01004000" calcext:value-type="string">
            <text:p>0x01004000</text:p>
          </table:table-cell>
          <table:table-cell table:style-name="ce25"/>
          <table:table-cell table:style-name="ce32"/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21])" office:value-type="float" office:value="20" calcext:value-type="float">
            <text:p>20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2:18:16.286256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3-09-20T12:21:41.281313197</dc:date>
    <meta:editing-cycles>59</meta:editing-cycles>
    <meta:editing-duration>PT4H52M1S</meta:editing-duration>
    <meta:generator>LibreOffice/7.0.4.2$Linux_X86_64 LibreOffice_project/00$Build-2</meta:generator>
    <meta:document-statistic meta:table-count="1" meta:cell-count="73" meta:object-count="0"/>
  </office:meta>
</office:document-meta>
</file>